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uzhny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uzhny_Island-1</text:p>
          </table:table-cell>
          <table:table-cell table:style-name="ACE-0" office:value-type="float" office:value="71.629999999999995">
            <text:p>71.63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10550">
            <text:p>10550</text:p>
          </table:table-cell>
          <table:table-cell table:style-name="ACE-0" office:value-type="float" office:value="212.27000000000001">
            <text:p>212.2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Zhuravlev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uzhny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uzhny_Island-2</text:p>
          </table:table-cell>
          <table:table-cell table:style-name="ACE-0" office:value-type="float" office:value="71.629999999999995">
            <text:p>71.63</text:p>
          </table:table-cell>
          <table:table-cell table:style-name="ACE-0" office:value-type="float" office:value="51.600000000000001">
            <text:p>51.6</text:p>
          </table:table-cell>
          <table:table-cell table:style-name="ACE-0" office:value-type="float" office:value="15120">
            <text:p>1512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ZhuravlevEtal201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uzhny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Ua-4975</text:p>
          </table:table-cell>
          <table:table-cell table:style-name="ACE-0" office:value-type="float" office:value="72.090000000000003">
            <text:p>72.09</text:p>
          </table:table-cell>
          <table:table-cell table:style-name="ACE-0" office:value-type="float" office:value="52.039999999999999">
            <text:p>52.04</text:p>
          </table:table-cell>
          <table:table-cell table:style-name="ACE-0" office:value-type="float" office:value="550">
            <text:p>550</text:p>
          </table:table-cell>
          <table:table-cell table:style-name="ACE-0" office:value-type="float" office:value="472.72000000000003">
            <text:p>472.7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24">
            <text:p>−124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.6804850307360417">
            <text:p>2.68049</text:p>
          </table:table-cell>
          <table:table-cell table:style-name="ACE-0" office:value-type="float" office:value="2.6804850307360417">
            <text:p>2.680485</text:p>
          </table:table-cell>
          <table:table-cell table:style-name="ACE-0" office:value-type="string">
            <text:p>MangerudEtal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uzhny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5387</text:p>
          </table:table-cell>
          <table:table-cell table:style-name="ACE-0" office:value-type="float" office:value="70.519999999999996">
            <text:p>70.52</text:p>
          </table:table-cell>
          <table:table-cell table:style-name="ACE-0" office:value-type="float" office:value="56.649999999999999">
            <text:p>56.65</text:p>
          </table:table-cell>
          <table:table-cell table:style-name="ACE-0" office:value-type="float" office:value="2952.9899999999998">
            <text:p>2952.99</text:p>
          </table:table-cell>
          <table:table-cell table:style-name="ACE-0" office:value-type="float" office:value="143.28">
            <text:p>143.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2.692136697866585">
            <text:p>2.69214</text:p>
          </table:table-cell>
          <table:table-cell table:style-name="ACE-0" office:value-type="float" office:value="2.692136697866585">
            <text:p>2.6921367</text:p>
          </table:table-cell>
          <table:table-cell table:style-name="ACE-0" office:value-type="string">
            <text:p>BolshiyanovEtal2006</text:p>
          </table:table-cell>
          <table:table-cell table:number-columns-repeated="240" table:style-name="ACE-0"/>
        </table:table-row>
        <table:table-row table:style-name="AROW-0" table:number-rows-repeated="34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3" gnm:cursor-row="3">
          <gnm:selection gnm:start-col="13" gnm:start-row="3" gnm:end-col="13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39:38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